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44.75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47.18mm"/>
    </style:style>
    <style:style style:name="co14" style:family="table-column">
      <style:table-column-properties fo:break-before="auto" style:column-width="43.29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0" style:family="table-cell" style:parent-style-name="Default">
      <style:text-properties style:text-position="" fo:font-size="16pt" style:font-size-asian="16pt" style:font-size-complex="16pt"/>
    </style:style>
    <style:style style:name="ce11" style:family="table-cell" style:parent-style-name="Default">
      <style:table-cell-properties fo:background-color="#cfe7f5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4" style:family="table-cell" style:parent-style-name="Default" style:data-style-name="N3">
      <style:text-properties style:text-position="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position="" fo:font-weight="normal" style:font-weight-asian="normal" style:font-weight-complex="normal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6pt" style:font-size-asian="16pt" style:font-size-complex="16pt"/>
    </style:style>
    <style:style style:name="ce3" style:family="table-cell" style:parent-style-name="Default">
      <style:table-cell-properties fo:background-color="#cfe7f5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3">
      <style:text-properties style:text-position="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 style:data-style-name="N3"/>
    <style:style style:name="ce3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D Low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number-columns-repeated="2" table:default-cell-style-name="ce30"/>
        <table:table-column table:style-name="co5" table:default-cell-style-name="ce29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25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UB share in RAM (%)</text:p>
          </table:table-cell>
          <table:table-cell table:style-name="ce27" office:value-type="string" calcext:value-type="string">
            <text:p>Eviction count</text:p>
          </table:table-cell>
          <table:table-cell table:style-name="ce27" office:value-type="string" calcext:value-type="string">
            <text:p>Disk IO for queries</text:p>
          </table:table-cell>
          <table:table-cell table:style-name="ce27" office:value-type="string" calcext:value-type="string">
            <text:p>Disk IO for merges</text:p>
          </table:table-cell>
          <table:table-cell table:style-name="ce27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4406.21" calcext:value-type="float">
            <text:p>4,406</text:p>
          </table:table-cell>
          <table:table-cell office:value-type="float" office:value="5106.24" calcext:value-type="float">
            <text:p>5,106</text:p>
          </table:table-cell>
          <table:table-cell table:formula="of:=SUM([.E3]+[.D3])" office:value-type="float" office:value="9512.45" calcext:value-type="float">
            <text:p>9,512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4480.93" calcext:value-type="float">
            <text:p>4,481</text:p>
          </table:table-cell>
          <table:table-cell office:value-type="float" office:value="3262.75" calcext:value-type="float">
            <text:p>3,263</text:p>
          </table:table-cell>
          <table:table-cell table:formula="of:=SUM([.E4]+[.D4])" office:value-type="float" office:value="7743.68" calcext:value-type="float">
            <text:p>7,744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539.52" calcext:value-type="float">
            <text:p>4,540</text:p>
          </table:table-cell>
          <table:table-cell office:value-type="float" office:value="2553.03" calcext:value-type="float">
            <text:p>2,553</text:p>
          </table:table-cell>
          <table:table-cell table:formula="of:=SUM([.E5]+[.D5])" office:value-type="float" office:value="7092.55" calcext:value-type="float">
            <text:p>7,093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695.51" calcext:value-type="float">
            <text:p>4,696</text:p>
          </table:table-cell>
          <table:table-cell office:value-type="float" office:value="1604.007" calcext:value-type="float">
            <text:p>1,604</text:p>
          </table:table-cell>
          <table:table-cell table:formula="of:=SUM([.E6]+[.D6])" office:value-type="float" office:value="6299.517" calcext:value-type="float">
            <text:p>6,300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923.31" calcext:value-type="float">
            <text:p>4,923</text:p>
          </table:table-cell>
          <table:table-cell office:value-type="float" office:value="1051.246" calcext:value-type="float">
            <text:p>1,051</text:p>
          </table:table-cell>
          <table:table-cell table:formula="of:=SUM([.E7]+[.D7])" office:value-type="float" office:value="5974.556" calcext:value-type="float">
            <text:p>5,975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5118.68" calcext:value-type="float">
            <text:p>5,119</text:p>
          </table:table-cell>
          <table:table-cell office:value-type="float" office:value="850.115" calcext:value-type="float">
            <text:p>850</text:p>
          </table:table-cell>
          <table:table-cell table:style-name="ce31" table:formula="of:=SUM([.E8]+[.D8])" office:value-type="float" office:value="5968.795" calcext:value-type="float">
            <text:p>5,96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5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UB share in RAM (%)</text:p>
          </table:table-cell>
          <table:table-cell table:style-name="ce27" office:value-type="string" calcext:value-type="string">
            <text:p>Eviction count</text:p>
          </table:table-cell>
          <table:table-cell table:style-name="ce27" office:value-type="string" calcext:value-type="string">
            <text:p>Disk IO for queries</text:p>
          </table:table-cell>
          <table:table-cell table:style-name="ce27" office:value-type="string" calcext:value-type="string">
            <text:p>Disk IO for merges</text:p>
          </table:table-cell>
          <table:table-cell table:style-name="ce27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4688.28" calcext:value-type="float">
            <text:p>4,688</text:p>
          </table:table-cell>
          <table:table-cell office:value-type="float" office:value="338.127" calcext:value-type="float">
            <text:p>338</text:p>
          </table:table-cell>
          <table:table-cell table:formula="of:=SUM([.E12]+[.D12])" office:value-type="float" office:value="5026.407" calcext:value-type="float">
            <text:p>5,026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4740.54" calcext:value-type="float">
            <text:p>4,741</text:p>
          </table:table-cell>
          <table:table-cell office:value-type="float" office:value="284.835" calcext:value-type="float">
            <text:p>285</text:p>
          </table:table-cell>
          <table:table-cell table:style-name="ce31" table:formula="of:=SUM([.E13]+[.D13])" office:value-type="float" office:value="5025.375" calcext:value-type="float">
            <text:p>5,025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773.41" calcext:value-type="float">
            <text:p>4,773</text:p>
          </table:table-cell>
          <table:table-cell office:value-type="float" office:value="283.49" calcext:value-type="float">
            <text:p>283</text:p>
          </table:table-cell>
          <table:table-cell table:formula="of:=SUM([.E14]+[.D14])" office:value-type="float" office:value="5056.9" calcext:value-type="float">
            <text:p>5,057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907.84" calcext:value-type="float">
            <text:p>4,908</text:p>
          </table:table-cell>
          <table:table-cell office:value-type="float" office:value="230.668" calcext:value-type="float">
            <text:p>231</text:p>
          </table:table-cell>
          <table:table-cell table:formula="of:=SUM([.E15]+[.D15])" office:value-type="float" office:value="5138.508" calcext:value-type="float">
            <text:p>5,139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099.45" calcext:value-type="float">
            <text:p>5,099</text:p>
          </table:table-cell>
          <table:table-cell office:value-type="float" office:value="235.5" calcext:value-type="float">
            <text:p>236</text:p>
          </table:table-cell>
          <table:table-cell table:formula="of:=SUM([.E16]+[.D16])" office:value-type="float" office:value="5334.95" calcext:value-type="float">
            <text:p>5,335</text:p>
          </table:table-cell>
          <table:table-cell table:number-columns-repeated="27"/>
        </table:table-row>
        <table:table-row table:style-name="ro1">
          <table:table-cell/>
          <table:table-cell table:style-name="ce28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5290.91" calcext:value-type="float">
            <text:p>5,291</text:p>
          </table:table-cell>
          <table:table-cell office:value-type="float" office:value="174.0707" calcext:value-type="float">
            <text:p>174</text:p>
          </table:table-cell>
          <table:table-cell table:formula="of:=SUM([.E17]+[.D17])" office:value-type="float" office:value="5464.9807" calcext:value-type="float">
            <text:p>5,465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5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UB share in RAM (%)</text:p>
          </table:table-cell>
          <table:table-cell table:style-name="ce27" office:value-type="string" calcext:value-type="string">
            <text:p>Eviction count</text:p>
          </table:table-cell>
          <table:table-cell table:style-name="ce27" office:value-type="string" calcext:value-type="string">
            <text:p>Disk IO for queries</text:p>
          </table:table-cell>
          <table:table-cell table:style-name="ce27" office:value-type="string" calcext:value-type="string">
            <text:p>Disk IO for merges</text:p>
          </table:table-cell>
          <table:table-cell table:style-name="ce27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6" calcext:value-type="float">
            <text:p>1,326</text:p>
          </table:table-cell>
          <table:table-cell office:value-type="float" office:value="4728.38" calcext:value-type="float">
            <text:p>4,728</text:p>
          </table:table-cell>
          <table:table-cell office:value-type="float" office:value="805.85643" calcext:value-type="float">
            <text:p>806</text:p>
          </table:table-cell>
          <table:table-cell table:formula="of:=SUM([.E21]+[.D21])" office:value-type="float" office:value="5534.23643" calcext:value-type="float">
            <text:p>5,53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48" calcext:value-type="float">
            <text:p>848</text:p>
          </table:table-cell>
          <table:table-cell office:value-type="float" office:value="4667.1" calcext:value-type="float">
            <text:p>4,667</text:p>
          </table:table-cell>
          <table:table-cell office:value-type="float" office:value="684.99798" calcext:value-type="float">
            <text:p>685</text:p>
          </table:table-cell>
          <table:table-cell table:formula="of:=SUM([.E22]+[.D22])" office:value-type="float" office:value="5352.09798" calcext:value-type="float">
            <text:p>5,35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66" calcext:value-type="float">
            <text:p>666</text:p>
          </table:table-cell>
          <table:table-cell office:value-type="float" office:value="4648.67" calcext:value-type="float">
            <text:p>4,649</text:p>
          </table:table-cell>
          <table:table-cell office:value-type="float" office:value="635.47755" calcext:value-type="float">
            <text:p>635</text:p>
          </table:table-cell>
          <table:table-cell table:formula="of:=SUM([.E23]+[.D23])" office:value-type="float" office:value="5284.14755" calcext:value-type="float">
            <text:p>5,28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3" calcext:value-type="float">
            <text:p>423</text:p>
          </table:table-cell>
          <table:table-cell office:value-type="float" office:value="4652.14" calcext:value-type="float">
            <text:p>4,652</text:p>
          </table:table-cell>
          <table:table-cell office:value-type="float" office:value="524.22985" calcext:value-type="float">
            <text:p>524</text:p>
          </table:table-cell>
          <table:table-cell table:formula="of:=SUM([.E24]+[.D24])" office:value-type="float" office:value="5176.36985" calcext:value-type="float">
            <text:p>5,176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4663.17" calcext:value-type="float">
            <text:p>4,663</text:p>
          </table:table-cell>
          <table:table-cell office:value-type="float" office:value="440.75802" calcext:value-type="float">
            <text:p>441</text:p>
          </table:table-cell>
          <table:table-cell table:style-name="ce31" table:formula="of:=SUM([.E25]+[.D25])" office:value-type="float" office:value="5103.92802" calcext:value-type="float">
            <text:p>5,10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4709.51" calcext:value-type="float">
            <text:p>4,710</text:p>
          </table:table-cell>
          <table:table-cell office:value-type="float" office:value="398.5331" calcext:value-type="float">
            <text:p>399</text:p>
          </table:table-cell>
          <table:table-cell table:formula="of:=SUM([.E26]+[.D26])" office:value-type="float" office:value="5108.0431" calcext:value-type="float">
            <text:p>5,10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5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27" office:value-type="string" calcext:value-type="string">
            <text:p>UB share in RAM (%)</text:p>
          </table:table-cell>
          <table:table-cell table:style-name="ce27" office:value-type="string" calcext:value-type="string">
            <text:p>Eviction count</text:p>
          </table:table-cell>
          <table:table-cell table:style-name="ce27" office:value-type="string" calcext:value-type="string">
            <text:p>Disk IO for queries</text:p>
          </table:table-cell>
          <table:table-cell table:style-name="ce27" office:value-type="string" calcext:value-type="string">
            <text:p>Disk IO for merges</text:p>
          </table:table-cell>
          <table:table-cell table:style-name="ce27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29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4220.2" calcext:value-type="float">
            <text:p>4,220</text:p>
          </table:table-cell>
          <table:table-cell office:value-type="float" office:value="385.78633" calcext:value-type="float">
            <text:p>386</text:p>
          </table:table-cell>
          <table:table-cell table:style-name="ce31" table:formula="of:=SUM([.E30]+[.D30])" office:value-type="float" office:value="4605.98633" calcext:value-type="float">
            <text:p>4,606</text:p>
          </table:table-cell>
          <table:table-cell table:number-columns-repeated="27"/>
        </table:table-row>
        <table:table-row table:style-name="ro1">
          <table:table-cell/>
          <table:table-cell table:style-name="ce30"/>
          <table:table-cell table:number-columns-repeated="3"/>
          <table:table-cell table:style-name="ce31"/>
          <table:table-cell table:number-columns-repeated="27"/>
        </table:table-row>
        <table:table-row table:style-name="ro1" table:number-rows-repeated="4">
          <table:table-cell/>
          <table:table-cell table:style-name="ce30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6" office:value-type="string" calcext:value-type="string" table:number-columns-spanned="6" table:number-rows-spanned="2">
            <text:p><text:s text:c="15"/>Environment 1: HD, Low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4"/>
          <table:table-cell table:number-columns-repeated="27"/>
        </table:table-row>
      </table:table>
      <table:table table:name="HD Medium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3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9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7680.4" calcext:value-type="float">
            <text:p>17,680</text:p>
          </table:table-cell>
          <table:table-cell office:value-type="float" office:value="5106.24" calcext:value-type="float">
            <text:p>5,106</text:p>
          </table:table-cell>
          <table:table-cell table:formula="of:=SUM([.E3]+[.D3])" office:value-type="float" office:value="22786.64" calcext:value-type="float">
            <text:p>22,787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7965.8" calcext:value-type="float">
            <text:p>17,966</text:p>
          </table:table-cell>
          <table:table-cell office:value-type="float" office:value="3262.75" calcext:value-type="float">
            <text:p>3,263</text:p>
          </table:table-cell>
          <table:table-cell table:formula="of:=SUM([.E4]+[.D4])" office:value-type="float" office:value="21228.55" calcext:value-type="float">
            <text:p>21,229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8196.7" calcext:value-type="float">
            <text:p>18,197</text:p>
          </table:table-cell>
          <table:table-cell office:value-type="float" office:value="2553.03" calcext:value-type="float">
            <text:p>2,553</text:p>
          </table:table-cell>
          <table:table-cell table:formula="of:=SUM([.E5]+[.D5])" office:value-type="float" office:value="20749.73" calcext:value-type="float">
            <text:p>20,750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806.6" calcext:value-type="float">
            <text:p>18,807</text:p>
          </table:table-cell>
          <table:table-cell office:value-type="float" office:value="1604.007" calcext:value-type="float">
            <text:p>1,604</text:p>
          </table:table-cell>
          <table:table-cell table:formula="of:=SUM([.E6]+[.D6])" office:value-type="float" office:value="20410.607" calcext:value-type="float">
            <text:p>20,411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9706.2" calcext:value-type="float">
            <text:p>19,706</text:p>
          </table:table-cell>
          <table:table-cell office:value-type="float" office:value="1051.246" calcext:value-type="float">
            <text:p>1,051</text:p>
          </table:table-cell>
          <table:table-cell table:formula="of:=SUM([.E7]+[.D7])" office:value-type="float" office:value="20757.446" calcext:value-type="float">
            <text:p>20,757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0498" calcext:value-type="float">
            <text:p>20,498</text:p>
          </table:table-cell>
          <table:table-cell office:value-type="float" office:value="850.115" calcext:value-type="float">
            <text:p>850</text:p>
          </table:table-cell>
          <table:table-cell table:style-name="ce15" table:formula="of:=SUM([.E8]+[.D8])" office:value-type="float" office:value="21348.115" calcext:value-type="float">
            <text:p>21,34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9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8808.5" calcext:value-type="float">
            <text:p>18,809</text:p>
          </table:table-cell>
          <table:table-cell office:value-type="float" office:value="338.127" calcext:value-type="float">
            <text:p>338</text:p>
          </table:table-cell>
          <table:table-cell table:style-name="ce15" table:formula="of:=SUM([.E12]+[.D12])" office:value-type="float" office:value="19146.627" calcext:value-type="float">
            <text:p>19,147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9004.2" calcext:value-type="float">
            <text:p>19,004</text:p>
          </table:table-cell>
          <table:table-cell office:value-type="float" office:value="284.835" calcext:value-type="float">
            <text:p>285</text:p>
          </table:table-cell>
          <table:table-cell table:style-name="ce16" table:formula="of:=SUM([.E13]+[.D13])" office:value-type="float" office:value="19289.035" calcext:value-type="float">
            <text:p>19,289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9132.9" calcext:value-type="float">
            <text:p>19,133</text:p>
          </table:table-cell>
          <table:table-cell office:value-type="float" office:value="283.49" calcext:value-type="float">
            <text:p>283</text:p>
          </table:table-cell>
          <table:table-cell table:formula="of:=SUM([.E14]+[.D14])" office:value-type="float" office:value="19416.39" calcext:value-type="float">
            <text:p>19,416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9656.2" calcext:value-type="float">
            <text:p>19,656</text:p>
          </table:table-cell>
          <table:table-cell office:value-type="float" office:value="230.668" calcext:value-type="float">
            <text:p>231</text:p>
          </table:table-cell>
          <table:table-cell table:formula="of:=SUM([.E15]+[.D15])" office:value-type="float" office:value="19886.868" calcext:value-type="float">
            <text:p>19,887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20410.7" calcext:value-type="float">
            <text:p>20,411</text:p>
          </table:table-cell>
          <table:table-cell office:value-type="float" office:value="235.5" calcext:value-type="float">
            <text:p>236</text:p>
          </table:table-cell>
          <table:table-cell table:formula="of:=SUM([.E16]+[.D16])" office:value-type="float" office:value="20646.2" calcext:value-type="float">
            <text:p>20,646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1186.9" calcext:value-type="float">
            <text:p>21,187</text:p>
          </table:table-cell>
          <table:table-cell office:value-type="float" office:value="174.0707" calcext:value-type="float">
            <text:p>174</text:p>
          </table:table-cell>
          <table:table-cell table:formula="of:=SUM([.E17]+[.D17])" office:value-type="float" office:value="21360.9707" calcext:value-type="float">
            <text:p>21,36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9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6" calcext:value-type="float">
            <text:p>1,326</text:p>
          </table:table-cell>
          <table:table-cell office:value-type="float" office:value="15854.8" calcext:value-type="float">
            <text:p>15,855</text:p>
          </table:table-cell>
          <table:table-cell office:value-type="float" office:value="1193.96485" calcext:value-type="float">
            <text:p>1,194</text:p>
          </table:table-cell>
          <table:table-cell table:formula="of:=SUM([.E21]+[.D21])" office:value-type="float" office:value="17048.76485" calcext:value-type="float">
            <text:p>17,04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48" calcext:value-type="float">
            <text:p>848</text:p>
          </table:table-cell>
          <table:table-cell office:value-type="float" office:value="15959" calcext:value-type="float">
            <text:p>15,959</text:p>
          </table:table-cell>
          <table:table-cell office:value-type="float" office:value="995.94638" calcext:value-type="float">
            <text:p>996</text:p>
          </table:table-cell>
          <table:table-cell table:style-name="ce15" table:formula="of:=SUM([.E22]+[.D22])" office:value-type="float" office:value="16954.94638" calcext:value-type="float">
            <text:p>16,95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66" calcext:value-type="float">
            <text:p>666</text:p>
          </table:table-cell>
          <table:table-cell office:value-type="float" office:value="16060.9" calcext:value-type="float">
            <text:p>16,061</text:p>
          </table:table-cell>
          <table:table-cell office:value-type="float" office:value="906.9099" calcext:value-type="float">
            <text:p>907</text:p>
          </table:table-cell>
          <table:table-cell table:formula="of:=SUM([.E23]+[.D23])" office:value-type="float" office:value="16967.8099" calcext:value-type="float">
            <text:p>16,96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3" calcext:value-type="float">
            <text:p>423</text:p>
          </table:table-cell>
          <table:table-cell office:value-type="float" office:value="16545.8" calcext:value-type="float">
            <text:p>16,546</text:p>
          </table:table-cell>
          <table:table-cell office:value-type="float" office:value="728.88998" calcext:value-type="float">
            <text:p>729</text:p>
          </table:table-cell>
          <table:table-cell table:formula="of:=SUM([.E24]+[.D24])" office:value-type="float" office:value="17274.68998" calcext:value-type="float">
            <text:p>17,27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17180" calcext:value-type="float">
            <text:p>17,180</text:p>
          </table:table-cell>
          <table:table-cell office:value-type="float" office:value="623.85353" calcext:value-type="float">
            <text:p>624</text:p>
          </table:table-cell>
          <table:table-cell table:style-name="ce16" table:formula="of:=SUM([.E25]+[.D25])" office:value-type="float" office:value="17803.85353" calcext:value-type="float">
            <text:p>17,80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17800.8" calcext:value-type="float">
            <text:p>17,801</text:p>
          </table:table-cell>
          <table:table-cell office:value-type="float" office:value="562.92197" calcext:value-type="float">
            <text:p>563</text:p>
          </table:table-cell>
          <table:table-cell table:formula="of:=SUM([.E26]+[.D26])" office:value-type="float" office:value="18363.72197" calcext:value-type="float">
            <text:p>18,364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9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13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15548.4" calcext:value-type="float">
            <text:p>15,548</text:p>
          </table:table-cell>
          <table:table-cell office:value-type="float" office:value="505.46458" calcext:value-type="float">
            <text:p>505</text:p>
          </table:table-cell>
          <table:table-cell table:style-name="ce15" table:formula="of:=SUM([.E30]+[.D30])" office:value-type="float" office:value="16053.86458" calcext:value-type="float">
            <text:p>16,054</text:p>
          </table:table-cell>
          <table:table-cell table:number-columns-repeated="27"/>
        </table:table-row>
        <table:table-row table:style-name="ro1">
          <table:table-cell/>
          <table:table-cell table:style-name="ce14"/>
          <table:table-cell table:number-columns-repeated="3"/>
          <table:table-cell table:style-name="ce16"/>
          <table:table-cell table:number-columns-repeated="27"/>
        </table:table-row>
        <table:table-row table:style-name="ro1" table:number-rows-repeated="4">
          <table:table-cell/>
          <table:table-cell table:style-name="ce14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0" office:value-type="string" calcext:value-type="string" table:number-columns-spanned="6" table:number-rows-spanned="2">
            <text:p><text:s text:c="15"/>Environment 1: HD, Medium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HD High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number-columns-repeated="2" table:default-cell-style-name="ce14"/>
        <table:table-column table:style-name="co5" table:default-cell-style-name="ce13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9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282573" calcext:value-type="float">
            <text:p>282,573</text:p>
          </table:table-cell>
          <table:table-cell office:value-type="float" office:value="5106.24" calcext:value-type="float">
            <text:p>5,106</text:p>
          </table:table-cell>
          <table:table-cell table:style-name="ce15" table:formula="of:=SUM([.E3]+[.D3])" office:value-type="float" office:value="287679.24" calcext:value-type="float">
            <text:p>287,679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287220" calcext:value-type="float">
            <text:p>287,220</text:p>
          </table:table-cell>
          <table:table-cell office:value-type="float" office:value="3262.75" calcext:value-type="float">
            <text:p>3,263</text:p>
          </table:table-cell>
          <table:table-cell table:formula="of:=SUM([.E4]+[.D4])" office:value-type="float" office:value="290482.75" calcext:value-type="float">
            <text:p>290,483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290885" calcext:value-type="float">
            <text:p>290,885</text:p>
          </table:table-cell>
          <table:table-cell office:value-type="float" office:value="2553.03" calcext:value-type="float">
            <text:p>2,553</text:p>
          </table:table-cell>
          <table:table-cell table:formula="of:=SUM([.E5]+[.D5])" office:value-type="float" office:value="293438.03" calcext:value-type="float">
            <text:p>293,438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00693" calcext:value-type="float">
            <text:p>300,693</text:p>
          </table:table-cell>
          <table:table-cell office:value-type="float" office:value="1604.007" calcext:value-type="float">
            <text:p>1,604</text:p>
          </table:table-cell>
          <table:table-cell table:formula="of:=SUM([.E6]+[.D6])" office:value-type="float" office:value="302297.007" calcext:value-type="float">
            <text:p>302,297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15272" calcext:value-type="float">
            <text:p>315,272</text:p>
          </table:table-cell>
          <table:table-cell office:value-type="float" office:value="1051.246" calcext:value-type="float">
            <text:p>1,051</text:p>
          </table:table-cell>
          <table:table-cell table:formula="of:=SUM([.E7]+[.D7])" office:value-type="float" office:value="316323.246" calcext:value-type="float">
            <text:p>316,323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327573" calcext:value-type="float">
            <text:p>327,573</text:p>
          </table:table-cell>
          <table:table-cell office:value-type="float" office:value="850.115" calcext:value-type="float">
            <text:p>850</text:p>
          </table:table-cell>
          <table:table-cell table:style-name="ce16" table:formula="of:=SUM([.E8]+[.D8])" office:value-type="float" office:value="328423.115" calcext:value-type="float">
            <text:p>328,42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9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300613" calcext:value-type="float">
            <text:p>300,613</text:p>
          </table:table-cell>
          <table:table-cell office:value-type="float" office:value="338.127" calcext:value-type="float">
            <text:p>338</text:p>
          </table:table-cell>
          <table:table-cell table:style-name="ce15" table:formula="of:=SUM([.E12]+[.D12])" office:value-type="float" office:value="300951.127" calcext:value-type="float">
            <text:p>300,951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303829" calcext:value-type="float">
            <text:p>303,829</text:p>
          </table:table-cell>
          <table:table-cell office:value-type="float" office:value="284.835" calcext:value-type="float">
            <text:p>285</text:p>
          </table:table-cell>
          <table:table-cell table:style-name="ce16" table:formula="of:=SUM([.E13]+[.D13])" office:value-type="float" office:value="304113.835" calcext:value-type="float">
            <text:p>304,114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305862" calcext:value-type="float">
            <text:p>305,862</text:p>
          </table:table-cell>
          <table:table-cell office:value-type="float" office:value="283.49" calcext:value-type="float">
            <text:p>283</text:p>
          </table:table-cell>
          <table:table-cell table:formula="of:=SUM([.E14]+[.D14])" office:value-type="float" office:value="306145.49" calcext:value-type="float">
            <text:p>306,145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14283" calcext:value-type="float">
            <text:p>314,283</text:p>
          </table:table-cell>
          <table:table-cell office:value-type="float" office:value="230.668" calcext:value-type="float">
            <text:p>231</text:p>
          </table:table-cell>
          <table:table-cell table:formula="of:=SUM([.E15]+[.D15])" office:value-type="float" office:value="314513.668" calcext:value-type="float">
            <text:p>314,514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26544" calcext:value-type="float">
            <text:p>326,544</text:p>
          </table:table-cell>
          <table:table-cell office:value-type="float" office:value="235.5" calcext:value-type="float">
            <text:p>236</text:p>
          </table:table-cell>
          <table:table-cell table:formula="of:=SUM([.E16]+[.D16])" office:value-type="float" office:value="326779.5" calcext:value-type="float">
            <text:p>326,780</text:p>
          </table:table-cell>
          <table:table-cell table:number-columns-repeated="27"/>
        </table:table-row>
        <table:table-row table:style-name="ro1">
          <table:table-cell/>
          <table:table-cell table:style-name="ce12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338595" calcext:value-type="float">
            <text:p>338,595</text:p>
          </table:table-cell>
          <table:table-cell office:value-type="float" office:value="174.0707" calcext:value-type="float">
            <text:p>174</text:p>
          </table:table-cell>
          <table:table-cell table:formula="of:=SUM([.E17]+[.D17])" office:value-type="float" office:value="338769.0707" calcext:value-type="float">
            <text:p>338,76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9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26" calcext:value-type="float">
            <text:p>1,326</text:p>
          </table:table-cell>
          <table:table-cell office:value-type="float" office:value="233624" calcext:value-type="float">
            <text:p>233,624</text:p>
          </table:table-cell>
          <table:table-cell office:value-type="float" office:value="1193.96485" calcext:value-type="float">
            <text:p>1,194</text:p>
          </table:table-cell>
          <table:table-cell table:style-name="ce15" table:formula="of:=SUM([.E21]+[.D21])" office:value-type="float" office:value="234817.96485" calcext:value-type="float">
            <text:p>234,81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48" calcext:value-type="float">
            <text:p>848</text:p>
          </table:table-cell>
          <table:table-cell office:value-type="float" office:value="237037" calcext:value-type="float">
            <text:p>237,037</text:p>
          </table:table-cell>
          <table:table-cell office:value-type="float" office:value="995.94638" calcext:value-type="float">
            <text:p>996</text:p>
          </table:table-cell>
          <table:table-cell table:style-name="ce16" table:formula="of:=SUM([.E22]+[.D22])" office:value-type="float" office:value="238032.94638" calcext:value-type="float">
            <text:p>238,03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66" calcext:value-type="float">
            <text:p>666</text:p>
          </table:table-cell>
          <table:table-cell office:value-type="float" office:value="239675" calcext:value-type="float">
            <text:p>239,675</text:p>
          </table:table-cell>
          <table:table-cell office:value-type="float" office:value="906.9099" calcext:value-type="float">
            <text:p>907</text:p>
          </table:table-cell>
          <table:table-cell table:formula="of:=SUM([.E23]+[.D23])" office:value-type="float" office:value="240581.9099" calcext:value-type="float">
            <text:p>240,58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3" calcext:value-type="float">
            <text:p>423</text:p>
          </table:table-cell>
          <table:table-cell office:value-type="float" office:value="249810" calcext:value-type="float">
            <text:p>249,810</text:p>
          </table:table-cell>
          <table:table-cell office:value-type="float" office:value="728.88998" calcext:value-type="float">
            <text:p>729</text:p>
          </table:table-cell>
          <table:table-cell table:formula="of:=SUM([.E24]+[.D24])" office:value-type="float" office:value="250538.88998" calcext:value-type="float">
            <text:p>250,53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262329" calcext:value-type="float">
            <text:p>262,329</text:p>
          </table:table-cell>
          <table:table-cell office:value-type="float" office:value="623.85353" calcext:value-type="float">
            <text:p>624</text:p>
          </table:table-cell>
          <table:table-cell table:style-name="ce16" table:formula="of:=SUM([.E25]+[.D25])" office:value-type="float" office:value="262952.85353" calcext:value-type="float">
            <text:p>262,95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20" calcext:value-type="float">
            <text:p>220</text:p>
          </table:table-cell>
          <table:table-cell office:value-type="float" office:value="276726" calcext:value-type="float">
            <text:p>276,726</text:p>
          </table:table-cell>
          <table:table-cell office:value-type="float" office:value="562.92197" calcext:value-type="float">
            <text:p>563</text:p>
          </table:table-cell>
          <table:table-cell table:formula="of:=SUM([.E26]+[.D26])" office:value-type="float" office:value="277288.92197" calcext:value-type="float">
            <text:p>277,28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9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11" office:value-type="string" calcext:value-type="string">
            <text:p>UB share in RAM (%)</text:p>
          </table:table-cell>
          <table:table-cell table:style-name="ce11" office:value-type="string" calcext:value-type="string">
            <text:p>Eviction count</text:p>
          </table:table-cell>
          <table:table-cell table:style-name="ce11" office:value-type="string" calcext:value-type="string">
            <text:p>Disk IO for queries</text:p>
          </table:table-cell>
          <table:table-cell table:style-name="ce11" office:value-type="string" calcext:value-type="string">
            <text:p>Disk IO for merges</text:p>
          </table:table-cell>
          <table:table-cell table:style-name="ce11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13" office:value-type="string" calcext:value-type="string">
            <text:p>dynamic</text:p>
          </table:table-cell>
          <table:table-cell office:value-type="float" office:value="871" calcext:value-type="float">
            <text:p>871</text:p>
          </table:table-cell>
          <table:table-cell office:value-type="float" office:value="233460" calcext:value-type="float">
            <text:p>233,460</text:p>
          </table:table-cell>
          <table:table-cell office:value-type="float" office:value="1805.4877" calcext:value-type="float">
            <text:p>1,805</text:p>
          </table:table-cell>
          <table:table-cell table:style-name="ce15" table:formula="of:=SUM([.E30]+[.D30])" office:value-type="float" office:value="235265.4877" calcext:value-type="float">
            <text:p>235,265</text:p>
          </table:table-cell>
          <table:table-cell table:number-columns-repeated="27"/>
        </table:table-row>
        <table:table-row table:style-name="ro1">
          <table:table-cell/>
          <table:table-cell table:style-name="ce14"/>
          <table:table-cell table:number-columns-repeated="3"/>
          <table:table-cell table:style-name="ce16"/>
          <table:table-cell table:number-columns-repeated="27"/>
        </table:table-row>
        <table:table-row table:style-name="ro1" table:number-rows-repeated="4">
          <table:table-cell/>
          <table:table-cell table:style-name="ce14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0" office:value-type="string" calcext:value-type="string" table:number-columns-spanned="6" table:number-rows-spanned="2">
            <text:p><text:s text:c="15"/>Environment 1: HD, High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SSD Low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5"/>
        <table:table-column table:style-name="co5" table:default-cell-style-name="ce6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1291.37" calcext:value-type="float">
            <text:p>1,291</text:p>
          </table:table-cell>
          <table:table-cell office:value-type="float" office:value="1513.828" calcext:value-type="float">
            <text:p>1,514</text:p>
          </table:table-cell>
          <table:table-cell table:style-name="ce8" table:formula="of:=SUM([.E3]+[.D3])" office:value-type="float" office:value="2805.198" calcext:value-type="float">
            <text:p>2,80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1313.49" calcext:value-type="float">
            <text:p>1,313</text:p>
          </table:table-cell>
          <table:table-cell office:value-type="float" office:value="967.306" calcext:value-type="float">
            <text:p>967</text:p>
          </table:table-cell>
          <table:table-cell table:formula="of:=SUM([.E4]+[.D4])" office:value-type="float" office:value="2280.796" calcext:value-type="float">
            <text:p>2,28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1330.84" calcext:value-type="float">
            <text:p>1,331</text:p>
          </table:table-cell>
          <table:table-cell office:value-type="float" office:value="756.904" calcext:value-type="float">
            <text:p>757</text:p>
          </table:table-cell>
          <table:table-cell table:formula="of:=SUM([.E5]+[.D5])" office:value-type="float" office:value="2087.744" calcext:value-type="float">
            <text:p>2,08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1376.98" calcext:value-type="float">
            <text:p>1,377</text:p>
          </table:table-cell>
          <table:table-cell office:value-type="float" office:value="475.556" calcext:value-type="float">
            <text:p>476</text:p>
          </table:table-cell>
          <table:table-cell table:formula="of:=SUM([.E6]+[.D6])" office:value-type="float" office:value="1852.536" calcext:value-type="float">
            <text:p>1,85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1444.36" calcext:value-type="float">
            <text:p>1,444</text:p>
          </table:table-cell>
          <table:table-cell office:value-type="float" office:value="311.685" calcext:value-type="float">
            <text:p>312</text:p>
          </table:table-cell>
          <table:table-cell table:formula="of:=SUM([.E7]+[.D7])" office:value-type="float" office:value="1756.045" calcext:value-type="float">
            <text:p>1,75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1502.16" calcext:value-type="float">
            <text:p>1,502</text:p>
          </table:table-cell>
          <table:table-cell office:value-type="float" office:value="252.059" calcext:value-type="float">
            <text:p>252</text:p>
          </table:table-cell>
          <table:table-cell table:style-name="ce7" table:formula="of:=SUM([.E8]+[.D8])" office:value-type="float" office:value="1754.219" calcext:value-type="float">
            <text:p>1,75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293.89" calcext:value-type="float">
            <text:p>1,294</text:p>
          </table:table-cell>
          <table:table-cell office:value-type="float" office:value="100.2907" calcext:value-type="float">
            <text:p>100</text:p>
          </table:table-cell>
          <table:table-cell table:style-name="ce7" table:formula="of:=SUM([.E12]+[.D12])" office:value-type="float" office:value="1394.1807" calcext:value-type="float">
            <text:p>1,39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315.81" calcext:value-type="float">
            <text:p>1,316</text:p>
          </table:table-cell>
          <table:table-cell office:value-type="float" office:value="84.4952" calcext:value-type="float">
            <text:p>84</text:p>
          </table:table-cell>
          <table:table-cell table:style-name="ce8" table:formula="of:=SUM([.E13]+[.D13])" office:value-type="float" office:value="1400.3052" calcext:value-type="float">
            <text:p>1,40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332.92" calcext:value-type="float">
            <text:p>1,333</text:p>
          </table:table-cell>
          <table:table-cell office:value-type="float" office:value="84.0996" calcext:value-type="float">
            <text:p>84</text:p>
          </table:table-cell>
          <table:table-cell table:formula="of:=SUM([.E14]+[.D14])" office:value-type="float" office:value="1417.0196" calcext:value-type="float">
            <text:p>1,41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378.87" calcext:value-type="float">
            <text:p>1,379</text:p>
          </table:table-cell>
          <table:table-cell office:value-type="float" office:value="68.4425" calcext:value-type="float">
            <text:p>68</text:p>
          </table:table-cell>
          <table:table-cell table:formula="of:=SUM([.E15]+[.D15])" office:value-type="float" office:value="1447.3125" calcext:value-type="float">
            <text:p>1,44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445.93" calcext:value-type="float">
            <text:p>1,446</text:p>
          </table:table-cell>
          <table:table-cell office:value-type="float" office:value="69.8767" calcext:value-type="float">
            <text:p>70</text:p>
          </table:table-cell>
          <table:table-cell table:formula="of:=SUM([.E16]+[.D16])" office:value-type="float" office:value="1515.8067" calcext:value-type="float">
            <text:p>1,51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503.7" calcext:value-type="float">
            <text:p>1,504</text:p>
          </table:table-cell>
          <table:table-cell office:value-type="float" office:value="51.6693" calcext:value-type="float">
            <text:p>52</text:p>
          </table:table-cell>
          <table:table-cell table:formula="of:=SUM([.E17]+[.D17])" office:value-type="float" office:value="1555.3693" calcext:value-type="float">
            <text:p>1,555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34" calcext:value-type="float">
            <text:p>1534</text:p>
          </table:table-cell>
          <table:table-cell office:value-type="float" office:value="1217.86" calcext:value-type="float">
            <text:p>1,218</text:p>
          </table:table-cell>
          <table:table-cell office:value-type="float" office:value="76.63675" calcext:value-type="float">
            <text:p>77</text:p>
          </table:table-cell>
          <table:table-cell table:style-name="ce8" table:formula="of:=SUM([.E21]+[.D21])" office:value-type="float" office:value="1294.49675" calcext:value-type="float">
            <text:p>1,29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81" calcext:value-type="float">
            <text:p>981</text:p>
          </table:table-cell>
          <table:table-cell office:value-type="float" office:value="1195.49" calcext:value-type="float">
            <text:p>1,195</text:p>
          </table:table-cell>
          <table:table-cell office:value-type="float" office:value="60.48313" calcext:value-type="float">
            <text:p>60</text:p>
          </table:table-cell>
          <table:table-cell table:style-name="ce8" table:formula="of:=SUM([.E22]+[.D22])" office:value-type="float" office:value="1255.97313" calcext:value-type="float">
            <text:p>1,256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72" calcext:value-type="float">
            <text:p>772</text:p>
          </table:table-cell>
          <table:table-cell office:value-type="float" office:value="1216.1" calcext:value-type="float">
            <text:p>1,216</text:p>
          </table:table-cell>
          <table:table-cell office:value-type="float" office:value="54.42753" calcext:value-type="float">
            <text:p>54</text:p>
          </table:table-cell>
          <table:table-cell table:formula="of:=SUM([.E23]+[.D23])" office:value-type="float" office:value="1270.52753" calcext:value-type="float">
            <text:p>1,27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  <table:table-cell office:value-type="float" office:value="1216.58" calcext:value-type="float">
            <text:p>1,217</text:p>
          </table:table-cell>
          <table:table-cell office:value-type="float" office:value="43.72235" calcext:value-type="float">
            <text:p>44</text:p>
          </table:table-cell>
          <table:table-cell table:formula="of:=SUM([.E24]+[.D24])" office:value-type="float" office:value="1260.30235" calcext:value-type="float">
            <text:p>1,26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29" calcext:value-type="float">
            <text:p>329</text:p>
          </table:table-cell>
          <table:table-cell office:value-type="float" office:value="1129.16" calcext:value-type="float">
            <text:p>1,129</text:p>
          </table:table-cell>
          <table:table-cell office:value-type="float" office:value="38.04727" calcext:value-type="float">
            <text:p>38</text:p>
          </table:table-cell>
          <table:table-cell table:style-name="ce7" table:formula="of:=SUM([.E25]+[.D25])" office:value-type="float" office:value="1167.20727" calcext:value-type="float">
            <text:p>1,16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60" calcext:value-type="float">
            <text:p>260</text:p>
          </table:table-cell>
          <table:table-cell office:value-type="float" office:value="1189.88" calcext:value-type="float">
            <text:p>1,190</text:p>
          </table:table-cell>
          <table:table-cell office:value-type="float" office:value="32.84315" calcext:value-type="float">
            <text:p>33</text:p>
          </table:table-cell>
          <table:table-cell table:formula="of:=SUM([.E26]+[.D26])" office:value-type="float" office:value="1222.72315" calcext:value-type="float">
            <text:p>1,22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ynamic</text:p>
          </table:table-cell>
          <table:table-cell table:style-name="ce5" office:value-type="float" office:value="258" calcext:value-type="float">
            <text:p>258</text:p>
          </table:table-cell>
          <table:table-cell office:value-type="float" office:value="1192.59" calcext:value-type="float">
            <text:p>1,193</text:p>
          </table:table-cell>
          <table:table-cell office:value-type="float" office:value="47.57132" calcext:value-type="float">
            <text:p>48</text:p>
          </table:table-cell>
          <table:table-cell table:style-name="ce7" table:formula="of:=SUM([.E30]+[.D30])" office:value-type="float" office:value="1240.16132" calcext:value-type="float">
            <text:p>1,240</text:p>
          </table:table-cell>
          <table:table-cell table:number-columns-repeated="27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5" table:number-columns-repeated="2"/>
          <table:table-cell table:number-columns-repeated="3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1: SSD, Low query rate</text:p>
          </table:table-cell>
          <table:covered-table-cell table:number-columns-repeated="2"/>
          <table:covered-table-cell table:number-columns-repeated="3" table:style-name="Default"/>
          <table:table-cell table:number-columns-repeated="27"/>
        </table:table-row>
        <table:table-row table:style-name="ro1">
          <table:covered-table-cell table:number-columns-repeated="3"/>
          <table:covered-table-cell table:number-columns-repeated="3" table:style-name="Default"/>
          <table:table-cell table:number-columns-repeated="27"/>
        </table:table-row>
      </table:table>
      <table:table table:name="SSD Medium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5"/>
        <table:table-column table:style-name="co5" table:default-cell-style-name="ce6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5182.63" calcext:value-type="float">
            <text:p>5,183</text:p>
          </table:table-cell>
          <table:table-cell office:value-type="float" office:value="1513.828" calcext:value-type="float">
            <text:p>1,514</text:p>
          </table:table-cell>
          <table:table-cell table:style-name="ce8" table:formula="of:=SUM([.E3]+[.D3])" office:value-type="float" office:value="6696.458" calcext:value-type="float">
            <text:p>6,69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5267.02" calcext:value-type="float">
            <text:p>5,267</text:p>
          </table:table-cell>
          <table:table-cell office:value-type="float" office:value="967.306" calcext:value-type="float">
            <text:p>967</text:p>
          </table:table-cell>
          <table:table-cell table:formula="of:=SUM([.E4]+[.D4])" office:value-type="float" office:value="6234.326" calcext:value-type="float">
            <text:p>6,23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5335.28" calcext:value-type="float">
            <text:p>5,335</text:p>
          </table:table-cell>
          <table:table-cell office:value-type="float" office:value="756.904" calcext:value-type="float">
            <text:p>757</text:p>
          </table:table-cell>
          <table:table-cell table:formula="of:=SUM([.E5]+[.D5])" office:value-type="float" office:value="6092.184" calcext:value-type="float">
            <text:p>6,09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5515.6" calcext:value-type="float">
            <text:p>5,516</text:p>
          </table:table-cell>
          <table:table-cell office:value-type="float" office:value="475.556" calcext:value-type="float">
            <text:p>476</text:p>
          </table:table-cell>
          <table:table-cell table:style-name="ce7" table:formula="of:=SUM([.E6]+[.D6])" office:value-type="float" office:value="5991.156" calcext:value-type="float">
            <text:p>5,99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5781.31" calcext:value-type="float">
            <text:p>5,781</text:p>
          </table:table-cell>
          <table:table-cell office:value-type="float" office:value="311.685" calcext:value-type="float">
            <text:p>312</text:p>
          </table:table-cell>
          <table:table-cell table:formula="of:=SUM([.E7]+[.D7])" office:value-type="float" office:value="6092.995" calcext:value-type="float">
            <text:p>6,09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6015.63" calcext:value-type="float">
            <text:p>6,016</text:p>
          </table:table-cell>
          <table:table-cell office:value-type="float" office:value="252.059" calcext:value-type="float">
            <text:p>252</text:p>
          </table:table-cell>
          <table:table-cell table:style-name="ce8" table:formula="of:=SUM([.E8]+[.D8])" office:value-type="float" office:value="6267.689" calcext:value-type="float">
            <text:p>6,268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5192.7" calcext:value-type="float">
            <text:p>5,193</text:p>
          </table:table-cell>
          <table:table-cell office:value-type="float" office:value="100.2907" calcext:value-type="float">
            <text:p>100</text:p>
          </table:table-cell>
          <table:table-cell table:style-name="ce7" table:formula="of:=SUM([.E12]+[.D12])" office:value-type="float" office:value="5292.9907" calcext:value-type="float">
            <text:p>5,29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5276.29" calcext:value-type="float">
            <text:p>5,276</text:p>
          </table:table-cell>
          <table:table-cell office:value-type="float" office:value="84.4952" calcext:value-type="float">
            <text:p>84</text:p>
          </table:table-cell>
          <table:table-cell table:style-name="ce8" table:formula="of:=SUM([.E13]+[.D13])" office:value-type="float" office:value="5360.7852" calcext:value-type="float">
            <text:p>5,36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5343.64" calcext:value-type="float">
            <text:p>5,344</text:p>
          </table:table-cell>
          <table:table-cell office:value-type="float" office:value="84.0996" calcext:value-type="float">
            <text:p>84</text:p>
          </table:table-cell>
          <table:table-cell table:formula="of:=SUM([.E14]+[.D14])" office:value-type="float" office:value="5427.7396" calcext:value-type="float">
            <text:p>5,42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523.18" calcext:value-type="float">
            <text:p>5,523</text:p>
          </table:table-cell>
          <table:table-cell office:value-type="float" office:value="68.4425" calcext:value-type="float">
            <text:p>68</text:p>
          </table:table-cell>
          <table:table-cell table:formula="of:=SUM([.E15]+[.D15])" office:value-type="float" office:value="5591.6225" calcext:value-type="float">
            <text:p>5,59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787.6" calcext:value-type="float">
            <text:p>5,788</text:p>
          </table:table-cell>
          <table:table-cell office:value-type="float" office:value="69.8767" calcext:value-type="float">
            <text:p>70</text:p>
          </table:table-cell>
          <table:table-cell table:formula="of:=SUM([.E16]+[.D16])" office:value-type="float" office:value="5857.4767" calcext:value-type="float">
            <text:p>5,85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021.78" calcext:value-type="float">
            <text:p>6,022</text:p>
          </table:table-cell>
          <table:table-cell office:value-type="float" office:value="51.6693" calcext:value-type="float">
            <text:p>52</text:p>
          </table:table-cell>
          <table:table-cell table:formula="of:=SUM([.E17]+[.D17])" office:value-type="float" office:value="6073.4493" calcext:value-type="float">
            <text:p>6,07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34" calcext:value-type="float">
            <text:p>1534</text:p>
          </table:table-cell>
          <table:table-cell office:value-type="float" office:value="4423.29" calcext:value-type="float">
            <text:p>4,423</text:p>
          </table:table-cell>
          <table:table-cell office:value-type="float" office:value="166.11177" calcext:value-type="float">
            <text:p>166</text:p>
          </table:table-cell>
          <table:table-cell table:style-name="ce8" table:formula="of:=SUM([.E21]+[.D21])" office:value-type="float" office:value="4589.40177" calcext:value-type="float">
            <text:p>4,58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81" calcext:value-type="float">
            <text:p>981</text:p>
          </table:table-cell>
          <table:table-cell office:value-type="float" office:value="4387.92" calcext:value-type="float">
            <text:p>4,388</text:p>
          </table:table-cell>
          <table:table-cell office:value-type="float" office:value="122.91142" calcext:value-type="float">
            <text:p>123</text:p>
          </table:table-cell>
          <table:table-cell table:style-name="ce8" table:formula="of:=SUM([.E22]+[.D22])" office:value-type="float" office:value="4510.83142" calcext:value-type="float">
            <text:p>4,51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72" calcext:value-type="float">
            <text:p>772</text:p>
          </table:table-cell>
          <table:table-cell office:value-type="float" office:value="4511.33" calcext:value-type="float">
            <text:p>4,511</text:p>
          </table:table-cell>
          <table:table-cell office:value-type="float" office:value="107.0714" calcext:value-type="float">
            <text:p>107</text:p>
          </table:table-cell>
          <table:table-cell table:formula="of:=SUM([.E23]+[.D23])" office:value-type="float" office:value="4618.4014" calcext:value-type="float">
            <text:p>4,61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  <table:table-cell office:value-type="float" office:value="4601.18" calcext:value-type="float">
            <text:p>4,601</text:p>
          </table:table-cell>
          <table:table-cell office:value-type="float" office:value="84.22433" calcext:value-type="float">
            <text:p>84</text:p>
          </table:table-cell>
          <table:table-cell table:formula="of:=SUM([.E24]+[.D24])" office:value-type="float" office:value="4685.40433" calcext:value-type="float">
            <text:p>4,68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29" calcext:value-type="float">
            <text:p>329</text:p>
          </table:table-cell>
          <table:table-cell office:value-type="float" office:value="4383.44" calcext:value-type="float">
            <text:p>4,383</text:p>
          </table:table-cell>
          <table:table-cell office:value-type="float" office:value="68.00773" calcext:value-type="float">
            <text:p>68</text:p>
          </table:table-cell>
          <table:table-cell table:style-name="ce7" table:formula="of:=SUM([.E25]+[.D25])" office:value-type="float" office:value="4451.44773" calcext:value-type="float">
            <text:p>4,45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60" calcext:value-type="float">
            <text:p>260</text:p>
          </table:table-cell>
          <table:table-cell office:value-type="float" office:value="4702.56" calcext:value-type="float">
            <text:p>4,703</text:p>
          </table:table-cell>
          <table:table-cell office:value-type="float" office:value="62.15885" calcext:value-type="float">
            <text:p>62</text:p>
          </table:table-cell>
          <table:table-cell table:formula="of:=SUM([.E26]+[.D26])" office:value-type="float" office:value="4764.71885" calcext:value-type="float">
            <text:p>4,765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ynamic</text:p>
          </table:table-cell>
          <table:table-cell table:style-name="ce5" office:value-type="float" office:value="258" calcext:value-type="float">
            <text:p>258</text:p>
          </table:table-cell>
          <table:table-cell office:value-type="float" office:value="4299.29" calcext:value-type="float">
            <text:p>4,299</text:p>
          </table:table-cell>
          <table:table-cell office:value-type="float" office:value="123.58702" calcext:value-type="float">
            <text:p>124</text:p>
          </table:table-cell>
          <table:table-cell table:style-name="ce7" table:formula="of:=SUM([.E30]+[.D30])" office:value-type="float" office:value="4422.87702" calcext:value-type="float">
            <text:p>4,423</text:p>
          </table:table-cell>
          <table:table-cell table:number-columns-repeated="27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8"/>
          <table:table-cell table:number-columns-repeated="27"/>
        </table:table-row>
        <table:table-row table:style-name="ro1" table:number-rows-repeated="4">
          <table:table-cell/>
          <table:table-cell table:style-name="ce5" table:number-columns-repeated="2"/>
          <table:table-cell table:number-columns-repeated="3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1: SSD, Medium query rate</text:p>
          </table:table-cell>
          <table:covered-table-cell table:number-columns-repeated="2"/>
          <table:covered-table-cell table:number-columns-repeated="3" table:style-name="Default"/>
          <table:table-cell table:number-columns-repeated="27"/>
        </table:table-row>
        <table:table-row table:style-name="ro1">
          <table:covered-table-cell table:number-columns-repeated="3"/>
          <table:covered-table-cell table:number-columns-repeated="3" table:style-name="Default"/>
          <table:table-cell table:number-columns-repeated="27"/>
        </table:table-row>
      </table:table>
      <table:table table:name="SSD High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5"/>
        <table:table-column table:style-name="co5" table:default-cell-style-name="ce6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82836" calcext:value-type="float">
            <text:p>82,836</text:p>
          </table:table-cell>
          <table:table-cell office:value-type="float" office:value="1513.828" calcext:value-type="float">
            <text:p>1,514</text:p>
          </table:table-cell>
          <table:table-cell table:style-name="ce7" table:formula="of:=SUM([.E3]+[.D3])" office:value-type="float" office:value="84349.828" calcext:value-type="float">
            <text:p>84,35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84209.8" calcext:value-type="float">
            <text:p>84,210</text:p>
          </table:table-cell>
          <table:table-cell office:value-type="float" office:value="967.306" calcext:value-type="float">
            <text:p>967</text:p>
          </table:table-cell>
          <table:table-cell table:formula="of:=SUM([.E4]+[.D4])" office:value-type="float" office:value="85177.106" calcext:value-type="float">
            <text:p>85,17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5292.6" calcext:value-type="float">
            <text:p>85,293</text:p>
          </table:table-cell>
          <table:table-cell office:value-type="float" office:value="756.904" calcext:value-type="float">
            <text:p>757</text:p>
          </table:table-cell>
          <table:table-cell table:formula="of:=SUM([.E5]+[.D5])" office:value-type="float" office:value="86049.504" calcext:value-type="float">
            <text:p>86,05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88191.9" calcext:value-type="float">
            <text:p>88,192</text:p>
          </table:table-cell>
          <table:table-cell office:value-type="float" office:value="475.556" calcext:value-type="float">
            <text:p>476</text:p>
          </table:table-cell>
          <table:table-cell table:style-name="ce8" table:formula="of:=SUM([.E6]+[.D6])" office:value-type="float" office:value="88667.456" calcext:value-type="float">
            <text:p>88,66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92492.9" calcext:value-type="float">
            <text:p>92,493</text:p>
          </table:table-cell>
          <table:table-cell office:value-type="float" office:value="311.685" calcext:value-type="float">
            <text:p>312</text:p>
          </table:table-cell>
          <table:table-cell table:formula="of:=SUM([.E7]+[.D7])" office:value-type="float" office:value="92804.585" calcext:value-type="float">
            <text:p>92,80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96131.9" calcext:value-type="float">
            <text:p>96,132</text:p>
          </table:table-cell>
          <table:table-cell office:value-type="float" office:value="252.059" calcext:value-type="float">
            <text:p>252</text:p>
          </table:table-cell>
          <table:table-cell table:style-name="ce8" table:formula="of:=SUM([.E8]+[.D8])" office:value-type="float" office:value="96383.959" calcext:value-type="float">
            <text:p>96,38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82997.1" calcext:value-type="float">
            <text:p>82,997</text:p>
          </table:table-cell>
          <table:table-cell office:value-type="float" office:value="100.2907" calcext:value-type="float">
            <text:p>100</text:p>
          </table:table-cell>
          <table:table-cell table:style-name="ce7" table:formula="of:=SUM([.E12]+[.D12])" office:value-type="float" office:value="83097.3907" calcext:value-type="float">
            <text:p>83,09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84358.1" calcext:value-type="float">
            <text:p>84,358</text:p>
          </table:table-cell>
          <table:table-cell office:value-type="float" office:value="84.4952" calcext:value-type="float">
            <text:p>84</text:p>
          </table:table-cell>
          <table:table-cell table:style-name="ce8" table:formula="of:=SUM([.E13]+[.D13])" office:value-type="float" office:value="84442.5952" calcext:value-type="float">
            <text:p>84,44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85426.3" calcext:value-type="float">
            <text:p>85,426</text:p>
          </table:table-cell>
          <table:table-cell office:value-type="float" office:value="84.0996" calcext:value-type="float">
            <text:p>84</text:p>
          </table:table-cell>
          <table:table-cell table:formula="of:=SUM([.E14]+[.D14])" office:value-type="float" office:value="85510.3996" calcext:value-type="float">
            <text:p>85,51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8313.2" calcext:value-type="float">
            <text:p>88,313</text:p>
          </table:table-cell>
          <table:table-cell office:value-type="float" office:value="68.4425" calcext:value-type="float">
            <text:p>68</text:p>
          </table:table-cell>
          <table:table-cell table:formula="of:=SUM([.E15]+[.D15])" office:value-type="float" office:value="88381.6425" calcext:value-type="float">
            <text:p>88,38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92593.5" calcext:value-type="float">
            <text:p>92,594</text:p>
          </table:table-cell>
          <table:table-cell office:value-type="float" office:value="69.8767" calcext:value-type="float">
            <text:p>70</text:p>
          </table:table-cell>
          <table:table-cell table:formula="of:=SUM([.E16]+[.D16])" office:value-type="float" office:value="92663.3767" calcext:value-type="float">
            <text:p>92,66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96230.3" calcext:value-type="float">
            <text:p>96,230</text:p>
          </table:table-cell>
          <table:table-cell office:value-type="float" office:value="51.6693" calcext:value-type="float">
            <text:p>52</text:p>
          </table:table-cell>
          <table:table-cell table:formula="of:=SUM([.E17]+[.D17])" office:value-type="float" office:value="96281.9693" calcext:value-type="float">
            <text:p>96,28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34" calcext:value-type="float">
            <text:p>1534</text:p>
          </table:table-cell>
          <table:table-cell office:value-type="float" office:value="66605.4" calcext:value-type="float">
            <text:p>66,605</text:p>
          </table:table-cell>
          <table:table-cell office:value-type="float" office:value="166.11177" calcext:value-type="float">
            <text:p>166</text:p>
          </table:table-cell>
          <table:table-cell table:style-name="ce7" table:formula="of:=SUM([.E21]+[.D21])" office:value-type="float" office:value="66771.51177" calcext:value-type="float">
            <text:p>66,77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81" calcext:value-type="float">
            <text:p>981</text:p>
          </table:table-cell>
          <table:table-cell office:value-type="float" office:value="66483.7" calcext:value-type="float">
            <text:p>66,484</text:p>
          </table:table-cell>
          <table:table-cell office:value-type="float" office:value="122.91142" calcext:value-type="float">
            <text:p>123</text:p>
          </table:table-cell>
          <table:table-cell table:style-name="ce8" table:formula="of:=SUM([.E22]+[.D22])" office:value-type="float" office:value="66606.61142" calcext:value-type="float">
            <text:p>66,60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72" calcext:value-type="float">
            <text:p>772</text:p>
          </table:table-cell>
          <table:table-cell office:value-type="float" office:value="68771.5" calcext:value-type="float">
            <text:p>68,772</text:p>
          </table:table-cell>
          <table:table-cell office:value-type="float" office:value="107.0714" calcext:value-type="float">
            <text:p>107</text:p>
          </table:table-cell>
          <table:table-cell table:formula="of:=SUM([.E23]+[.D23])" office:value-type="float" office:value="68878.5714" calcext:value-type="float">
            <text:p>68,87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93" calcext:value-type="float">
            <text:p>493</text:p>
          </table:table-cell>
          <table:table-cell office:value-type="float" office:value="70308.7" calcext:value-type="float">
            <text:p>70,309</text:p>
          </table:table-cell>
          <table:table-cell office:value-type="float" office:value="84.22433" calcext:value-type="float">
            <text:p>84</text:p>
          </table:table-cell>
          <table:table-cell table:formula="of:=SUM([.E24]+[.D24])" office:value-type="float" office:value="70392.92433" calcext:value-type="float">
            <text:p>70,39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29" calcext:value-type="float">
            <text:p>329</text:p>
          </table:table-cell>
          <table:table-cell office:value-type="float" office:value="68012.8" calcext:value-type="float">
            <text:p>68,013</text:p>
          </table:table-cell>
          <table:table-cell office:value-type="float" office:value="68.00773" calcext:value-type="float">
            <text:p>68</text:p>
          </table:table-cell>
          <table:table-cell table:style-name="ce8" table:formula="of:=SUM([.E25]+[.D25])" office:value-type="float" office:value="68080.80773" calcext:value-type="float">
            <text:p>68,08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60" calcext:value-type="float">
            <text:p>260</text:p>
          </table:table-cell>
          <table:table-cell office:value-type="float" office:value="74119.2" calcext:value-type="float">
            <text:p>74,119</text:p>
          </table:table-cell>
          <table:table-cell office:value-type="float" office:value="62.15885" calcext:value-type="float">
            <text:p>62</text:p>
          </table:table-cell>
          <table:table-cell table:formula="of:=SUM([.E26]+[.D26])" office:value-type="float" office:value="74181.35885" calcext:value-type="float">
            <text:p>74,181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dynamic</text:p>
          </table:table-cell>
          <table:table-cell table:style-name="ce5" office:value-type="float" office:value="986" calcext:value-type="float">
            <text:p>986</text:p>
          </table:table-cell>
          <table:table-cell office:value-type="float" office:value="66477.6" calcext:value-type="float">
            <text:p>66,478</text:p>
          </table:table-cell>
          <table:table-cell table:style-name="Default" office:value-type="float" office:value="161.4043" calcext:value-type="float">
            <text:p>161.4043</text:p>
          </table:table-cell>
          <table:table-cell table:style-name="ce7" table:formula="of:=SUM([.E30]+[.D30])" office:value-type="float" office:value="66639.0043" calcext:value-type="float">
            <text:p>66,639</text:p>
          </table:table-cell>
          <table:table-cell table:number-columns-repeated="27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8"/>
          <table:table-cell table:number-columns-repeated="27"/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3"/>
          <table:table-cell table:number-columns-repeated="27"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30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1: SSD, High query rate</text:p>
          </table:table-cell>
          <table:covered-table-cell table:number-columns-repeated="2"/>
          <table:covered-table-cell table:number-columns-repeated="3" table:style-name="Default"/>
          <table:table-cell table:number-columns-repeated="27"/>
        </table:table-row>
        <table:table-row table:style-name="ro1">
          <table:covered-table-cell table:number-columns-repeated="3"/>
          <table:covered-table-cell table:number-columns-repeated="3" table:style-name="Default"/>
          <table:table-cell table:number-columns-repeated="27"/>
        </table:table-row>
      </table:table>
      <table:named-expressions/>
      <table:database-ranges>
        <table:database-range table:name="__Anonymous_Sheet_DB__0" table:target-range-address="'HD Low query rate'.C114:'HD Low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HD Medium query rate'.C114:'HD Medium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HD High query rate'.C114:'HD High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SSD Low query rate'.C114:'SSD Low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SSD Medium query rate'.C114:'SSD Medium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SSD High query rate'.C114:'SSD High query rate'.AA1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>
      <number:number number:decimal-places="1" loext:min-decimal-places="1" number:min-integer-digits="1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21:07:44.881489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9:23:02.272848971</meta:creation-date>
    <dc:date>2016-05-14T21:07:51.079313582</dc:date>
    <meta:editing-duration>PT18H18S</meta:editing-duration>
    <meta:editing-cycles>73</meta:editing-cycles>
    <meta:generator>LibreOffice/5.0.5.2$Linux_X86_64 LibreOffice_project/00m0$Build-2</meta:generator>
    <meta:document-statistic meta:table-count="6" meta:cell-count="721" meta:object-count="0"/>
  </office:meta>
</office:document-meta>
</file>